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ecbe9" officeooo:paragraph-rsid="000ecbe9"/>
    </style:style>
    <style:style style:name="P2" style:family="paragraph" style:parent-style-name="Standard">
      <style:paragraph-properties fo:text-align="center" style:justify-single-word="false"/>
      <style:text-properties officeooo:rsid="000ecbe9" officeooo:paragraph-rsid="000ecbe9"/>
    </style:style>
    <style:style style:name="P3" style:family="paragraph" style:parent-style-name="Standard">
      <style:text-properties fo:font-style="italic" officeooo:rsid="000ecbe9" officeooo:paragraph-rsid="000ecbe9" style:font-style-asian="italic" style:font-style-complex="italic"/>
    </style:style>
    <style:style style:name="P4" style:family="paragraph" style:parent-style-name="Standard">
      <style:text-properties officeooo:rsid="000f1f51" officeooo:paragraph-rsid="000f1f51"/>
    </style:style>
    <style:style style:name="P5" style:family="paragraph" style:parent-style-name="Standard">
      <style:text-properties officeooo:rsid="001003e3" officeooo:paragraph-rsid="001003e3"/>
    </style:style>
    <style:style style:name="P6" style:family="paragraph" style:parent-style-name="Standard">
      <style:text-properties officeooo:rsid="0011f5d5" officeooo:paragraph-rsid="0011f5d5"/>
    </style:style>
    <style:style style:name="P7" style:family="paragraph" style:parent-style-name="Standard">
      <style:text-properties officeooo:rsid="001285a5" officeooo:paragraph-rsid="001285a5"/>
    </style:style>
    <style:style style:name="P8" style:family="paragraph" style:parent-style-name="Standard">
      <style:text-properties officeooo:rsid="001807fc" officeooo:paragraph-rsid="001807fc"/>
    </style:style>
    <style:style style:name="P9" style:family="paragraph" style:parent-style-name="Heading_20_3">
      <style:paragraph-properties fo:break-before="page"/>
    </style:style>
    <style:style style:name="P10" style:family="paragraph" style:parent-style-name="Standard" style:list-style-name="L1">
      <style:text-properties officeooo:rsid="000ecbe9" officeooo:paragraph-rsid="000ecbe9"/>
    </style:style>
    <style:style style:name="P11" style:family="paragraph" style:parent-style-name="Standard" style:list-style-name="L2">
      <style:text-properties officeooo:rsid="000ecbe9" officeooo:paragraph-rsid="000ecbe9"/>
    </style:style>
    <style:style style:name="P12" style:family="paragraph" style:parent-style-name="Standard" style:list-style-name="L3">
      <style:text-properties officeooo:rsid="000ecbe9" officeooo:paragraph-rsid="000ecbe9"/>
    </style:style>
    <style:style style:name="P13" style:family="paragraph" style:parent-style-name="Standard" style:list-style-name="L4">
      <style:text-properties officeooo:rsid="000ecbe9" officeooo:paragraph-rsid="000f1f51"/>
    </style:style>
    <style:style style:name="P14" style:family="paragraph" style:parent-style-name="Standard" style:list-style-name="L5">
      <style:text-properties officeooo:rsid="000f1f51" officeooo:paragraph-rsid="000f1f51"/>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11f5d5"/>
    </style:style>
    <style:style style:name="T4" style:family="text">
      <style:text-properties officeooo:rsid="001285a5"/>
    </style:style>
    <style:style style:name="T5" style:family="text">
      <style:text-properties officeooo:rsid="0012c32a"/>
    </style:style>
    <style:style style:name="T6" style:family="text">
      <style:text-properties officeooo:rsid="001467ce"/>
    </style:style>
    <style:style style:name="T7" style:family="text">
      <style:text-properties officeooo:rsid="0015f5ff"/>
    </style:style>
    <style:style style:name="T8" style:family="text">
      <style:text-properties officeooo:rsid="00169ad8"/>
    </style:style>
    <style:style style:name="T9" style:family="text">
      <style:text-properties officeooo:rsid="0019adaf"/>
    </style:style>
    <style:style style:name="T10" style:family="text">
      <style:text-properties officeooo:rsid="0019d19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duction to Path Semantics<text:line-break/>for Computer Scientists</text:p>
      <text:p text:style-name="P2">by Sven Nilsen, 2020-<text:span text:style-name="T9">2023</text:span></text:p>
      <text:p text:style-name="P1"/>
      <text:p text:style-name="P3">In this paper I give an introduction to Path Semantics written for computer scientists.</text:p>
      <text:p text:style-name="P1"/>
      <text:p text:style-name="P1">Path Semantics<text:span text:style-name="T2"><text:reference-ref text:reference-format="text" text:ref-name="path semantics">[1]</text:reference-ref></text:span> is a powerful language for mathematical programming, developed by Sven Nilsen<text:span text:style-name="T2"><text:reference-ref text:reference-format="text" text:ref-name="sven nilsen">[2]</text:reference-ref></text:span>.</text:p>
      <text:p text:style-name="P1"/>
      <text:p text:style-name="P1">Here are 3 different way<text:span text:style-name="T10">s</text:span> of thinking about Path Semantics:</text:p>
      <text:p text:style-name="P1"/>
      <text:list xml:id="list204354194" text:style-name="L1">
        <text:list-item>
          <text:p text:style-name="P10">Path Semantics uses a single core axiom<text:span text:style-name="T2"><text:reference-ref text:reference-format="text" text:ref-name="path semantics core axiom">[3]</text:reference-ref></text:span>, which models mathematics in a nutshell</text:p>
        </text:list-item>
        <text:list-item>
          <text:p text:style-name="P10">Path Semantics is a generalized form of dependent types<text:span text:style-name="T2"><text:reference-ref text:reference-format="text" text:ref-name="dependent type">[4]</text:reference-ref></text:span></text:p>
        </text:list-item>
        <text:list-item>
          <text:p text:style-name="P10">Path Semantics is the “inside” of Homotopy Type Theory<text:span text:style-name="T2"><text:reference-ref text:reference-format="text" text:ref-name="homotopy type theory">[5]</text:reference-ref></text:span></text:p>
        </text:list-item>
      </text:list>
      <text:p text:style-name="P1"/>
      <text:p text:style-name="P1">There are many way<text:span text:style-name="T7">s</text:span> to learn Path Semantics.<text:line-break/>On the website, there are reading sequences<text:span text:style-name="T2"><text:reference-ref text:reference-format="text" text:ref-name="reading sequences">[6]</text:reference-ref></text:span> organized by subjects.</text:p>
      <text:p text:style-name="P1"/>
      <text:p text:style-name="P1">To explain Path Semantics for computer scientists, one can start with Lambda calculus.</text:p>
      <text:p text:style-name="P1"/>
      <text:p text:style-name="P1">In Lambda calculus<text:span text:style-name="T2"><text:reference-ref text:reference-format="text" text:ref-name="lambda calculus">[7]</text:reference-ref></text:span>, there are 3 constructs:</text:p>
      <text:p text:style-name="P1"/>
      <text:list xml:id="list2754498987" text:style-name="L2">
        <text:list-item>
          <text:p text:style-name="P11">Variable `x`</text:p>
        </text:list-item>
        <text:list-item>
          <text:p text:style-name="P11">Abstraction `\(x) = y`<text:tab/><text:tab/>(some authors use `\x.y`)</text:p>
        </text:list-item>
        <text:list-item>
          <text:p text:style-name="P11">Application `f(x)`<text:tab/><text:tab/>(some authors use `f x`)</text:p>
        </text:list-item>
      </text:list>
      <text:p text:style-name="P1"/>
      <text:p text:style-name="P1">Together, these 3 constructs form a model of Turing-complete<text:span text:style-name="T2"><text:reference-ref text:reference-format="text" text:ref-name="turing completeness">[8]</text:reference-ref></text:span> computations.</text:p>
      <text:p text:style-name="P1"/>
      <text:p text:style-name="P1">Path Semantics adds a new construct:</text:p>
      <text:p text:style-name="P1"/>
      <text:list xml:id="list3482507690" text:style-name="L3">
        <text:list-item>
          <text:p text:style-name="P12">Path `[f] y`</text:p>
        </text:list-item>
      </text:list>
      <text:p text:style-name="P1"/>
      <text:p text:style-name="P1">These 4 constructs form a model of mathematics (not just computation).</text:p>
      <text:p text:style-name="P1">The path construct is the cocategory<text:span text:style-name="T2"><text:reference-ref text:reference-format="text" text:ref-name="cocategory">[9]</text:reference-ref></text:span> of the category formed by Application `f(x)`.</text:p>
      <text:p text:style-name="P1"/>
      <text:p text:style-name="P1">By adding paths, one can express mathematical ideas directly with functions that otherwise are only expressible indirectly using equations<text:span text:style-name="T2"><text:reference-ref text:reference-format="text" text:ref-name="normal paths">[10]</text:reference-ref></text:span>. Hence, since Path Semantics can express these ideas without variables, it is related to tacit programming<text:span text:style-name="T2"><text:reference-ref text:reference-format="text" text:ref-name="tacit programming">[11]</text:reference-ref></text:span> and classifying topos<text:span text:style-name="T2"><text:reference-ref text:reference-format="text" text:ref-name="classifying topos">[12]</text:reference-ref></text:span>.</text:p>
      <text:p text:style-name="P1"/>
      <text:p text:style-name="P1">Path Semantics is a result of a general trend in mathematics to move away from set-theoretic foundations<text:span text:style-name="T2"><text:reference-ref text:reference-format="text" text:ref-name="zfc">[13]</text:reference-ref></text:span> of mathematics towards higher-category theory<text:span text:style-name="T2"><text:reference-ref text:reference-format="text" text:ref-name="higher category theory">[14]</text:reference-ref></text:span>. The inspiration came from:</text:p>
      <text:p text:style-name="P1"/>
      <text:list xml:id="list2376323695" text:style-name="L4">
        <text:list-item>
          <text:p text:style-name="P13">A group-theoretic discrete combinatorial generalization of Adinkra diagrams<text:span text:style-name="T2"><text:reference-ref text:reference-format="text" text:ref-name="previous work">[15]</text:reference-ref></text:span></text:p>
        </text:list-item>
        <text:list-item>
          <text:p text:style-name="P13">Lectures by Vladimir Voevodsky about Univalent foundations<text:span text:style-name="T2"><text:reference-ref text:reference-format="text" text:ref-name="univalent foundations">[16]</text:reference-ref></text:span></text:p>
        </text:list-item>
      </text:list>
      <text:p text:style-name="P1"/>
      <text:p text:style-name="P4"><text:soft-page-break/>To enforce mathematical consistency, the Path can only be used accordingly to the core axiom<text:span text:style-name="T2"><text:reference-ref text:reference-format="text" text:ref-name="path semantics core axiom">[3]</text:reference-ref></text:span> of Path Semantics. Currently, it is believed that enumerating all inference rules satisfying to the core axiom is undecidable. For finite models of Boolean algebra, brute force theorem proving confirms the consistency of the theory.</text:p>
      <text:p text:style-name="P4"/>
      <text:p text:style-name="P4">Although paths must satisfy the core axiom, it does not imply the continuum hypothesis being either `true` or `false`<text:span text:style-name="T2"><text:reference-ref text:reference-format="text" text:ref-name="continuous lattice functions">[17]</text:reference-ref></text:span>. Just a reminder, Path Semantics is not Set Theory, <text:span text:style-name="T3">where all mathematical objects </text:span><text:span text:style-name="T8">needs</text:span><text:span text:style-name="T3"> a model that resembles a set</text:span>.</text:p>
      <text:p text:style-name="P4"/>
      <text:p text:style-name="P4">The core axiom is purely constructive about the use of symbols, you can define new languages with it,</text:p>
      <text:p text:style-name="P4">but you can not prove that what you express actually makes sense. <text:span text:style-name="T4">It depends, what do you mean by making sense? </text:span>Hence, Path Semantics supports some ideas of Wittgenstein's view of philosophy of language<text:span text:style-name="T2"><text:reference-ref text:reference-format="text" text:ref-name="wittgenstein">[18]</text:reference-ref></text:span>.</text:p>
      <text:p text:style-name="P4"/>
      <text:p text:style-name="P4">The core axiom is not fully formalizable in traditional classical<text:span text:style-name="T2"><text:reference-ref text:reference-format="text" text:ref-name="propositional calculus">[19]</text:reference-ref></text:span> or constructive logic<text:span text:style-name="T2"><text:reference-ref text:reference-format="text" text:ref-name="intuitionistic logic">[20]</text:reference-ref></text:span> using dependent type prover assistants<text:span text:style-name="T2"><text:reference-ref text:reference-format="text" text:ref-name="calculus of constructions">[21]</text:reference-ref></text:span>, because:</text:p>
      <text:p text:style-name="P4"/>
      <text:list xml:id="list809383445" text:style-name="L5">
        <text:list-item>
          <text:p text:style-name="P14">Path Semantical Logic<text:span text:style-name="T2"><text:reference-ref text:reference-format="text" text:ref-name="path semantical logic">[22]</text:reference-ref></text:span> is a generalization of classical logic with levels of propositions</text:p>
        </text:list-item>
        <text:list-item>
          <text:p text:style-name="P14">Dependent types is too weak to type check composition in path-space of Path Semantics</text:p>
        </text:list-item>
      </text:list>
      <text:p text:style-name="P4"/>
      <text:p text:style-name="P4"><text:span text:style-name="T5">Currently, it is believed that t</text:span>ype checking in Path Semantics is undecidable, in a<text:span text:style-name="T6">n</text:span> even "more undecidable" way than dependent types. Hence, Path Semantics exists in a more expressive universe of mathematical languages.</text:p>
      <text:p text:style-name="P4"/>
      <text:p text:style-name="P4">However, despite extreme expressiveness, by using fixed symbols, one can prove many theorems in Path Semantics safely. This is guaranteed by the core axiom.</text:p>
      <text:p text:style-name="P4"/>
      <text:p text:style-name="P8">Furthermore, by developing a logical foundation of mathematics that extends Propositional Logic, together with an imaginary inverse<text:span text:style-name="T2"><text:reference-ref text:reference-format="text" text:ref-name="imaginary inverse">[23]</text:reference-ref></text:span>, it is possible to model functional programming that supports dependent types and type checking of composition in path-space. The problems can be overcomed, it just requires research.</text:p>
      <text:h text:style-name="P9" text:outline-level="3">References:</text:h>
      <text:p text:style-name="P4"/>
      <text:p text:style-name="P4"><text:reference-mark-start text:name="path semantics"/>[1]<text:reference-mark-end text:name="path semantics"/><text:tab/>“Path Semantics”</text:p>
      <text:p text:style-name="P4"><text:tab/>AdvancedResearch</text:p>
      <text:p text:style-name="P4"><text:tab/><text:a xlink:type="simple" xlink:href="https://github.com/advancedresearch/path_semantics" text:style-name="Internet_20_link" text:visited-style-name="Visited_20_Internet_20_Link"><text:span text:style-name="T1">https://github.com/advancedresearch/path_semantics</text:span></text:a></text:p>
      <text:p text:style-name="P4"/>
      <text:p text:style-name="P4"><text:reference-mark-start text:name="sven nilsen"/>[2]<text:reference-mark-end text:name="sven nilsen"/><text:tab/>“Sven Nilsen – Github profile”</text:p>
      <text:p text:style-name="P4"><text:tab/><text:a xlink:type="simple" xlink:href="https://github.com/bvssvni" text:style-name="Internet_20_link" text:visited-style-name="Visited_20_Internet_20_Link"><text:span text:style-name="T1">https://github.com/bvssvni</text:span></text:a></text:p>
      <text:p text:style-name="P4"/>
      <text:p text:style-name="P4"><text:reference-mark-start text:name="path semantics core axiom"/>[3]<text:reference-mark-end text:name="path semantics core axiom"/><text:tab/>“Path Semantics”</text:p>
      <text:p text:style-name="P4"><text:tab/>Sven Nilsen, 2016-2019</text:p>
      <text:p text:style-name="P4"><text:tab/><text:a xlink:type="simple" xlink:href="https://github.com/advancedresearch/path_semantics/blob/master/papers-wip/path-semantics.pdf" text:style-name="Internet_20_link" text:visited-style-name="Visited_20_Internet_20_Link"><text:span text:style-name="T1">https://github.com/advancedresearch/path_semantics/blob/master/papers-wip/path-semantics.pdf</text:span></text:a></text:p>
      <text:p text:style-name="P4"/>
      <text:p text:style-name="P4"><text:reference-mark-start text:name="dependent type"/>[4]<text:reference-mark-end text:name="dependent type"/><text:tab/>“Dependent type”</text:p>
      <text:p text:style-name="P4"><text:tab/>Wikipedia</text:p>
      <text:p text:style-name="P4"><text:tab/><text:a xlink:type="simple" xlink:href="https://en.wikipedia.org/wiki/Dependent_type" text:style-name="Internet_20_link" text:visited-style-name="Visited_20_Internet_20_Link"><text:span text:style-name="T1">https://en.wikipedia.org/wiki/Dependent_type</text:span></text:a></text:p>
      <text:p text:style-name="P4"/>
      <text:p text:style-name="P5"><text:reference-mark-start text:name="homotopy type theory"/>[5]<text:reference-mark-end text:name="homotopy type theory"/><text:tab/>“Homotopy Type Theory”</text:p>
      <text:p text:style-name="P5"><text:tab/><text:a xlink:type="simple" xlink:href="https://homotopytypetheory.org/" text:style-name="Internet_20_link" text:visited-style-name="Visited_20_Internet_20_Link"><text:span text:style-name="T1">https://homotopytypetheory.org/</text:span></text:a></text:p>
      <text:p text:style-name="P5"/>
      <text:p text:style-name="P5"><text:reference-mark-start text:name="reading sequences"/>[6]<text:reference-mark-end text:name="reading sequences"/><text:tab/>“Sequences for learning Path Semantics”</text:p>
      <text:p text:style-name="P5"><text:tab/>AdvancedResearch – Path Semantics</text:p>
      <text:p text:style-name="P5"><text:tab/><text:a xlink:type="simple" xlink:href="https://github.com/advancedresearch/path_semantics/blob/master/sequences.md" text:style-name="Internet_20_link" text:visited-style-name="Visited_20_Internet_20_Link"><text:span text:style-name="T1">https://github.com/advancedresearch/path_semantics/blob/master/sequences.md</text:span></text:a></text:p>
      <text:p text:style-name="P5"/>
      <text:p text:style-name="P5"><text:reference-mark-start text:name="lambda calculus"/>[7]<text:reference-mark-end text:name="lambda calculus"/><text:tab/>“Lambda calculus”</text:p>
      <text:p text:style-name="P5"><text:tab/>Wikipedia</text:p>
      <text:p text:style-name="P5"><text:tab/><text:a xlink:type="simple" xlink:href="https://en.wikipedia.org/wiki/Lambda_calculus" text:style-name="Internet_20_link" text:visited-style-name="Visited_20_Internet_20_Link"><text:span text:style-name="T1">https://en.wikipedia.org/wiki/Lambda_calculus</text:span></text:a></text:p>
      <text:p text:style-name="P5"/>
      <text:p text:style-name="P5"><text:reference-mark-start text:name="turing completeness"/>[8]<text:reference-mark-end text:name="turing completeness"/><text:tab/>“Turing completeness”</text:p>
      <text:p text:style-name="P5"><text:tab/>Wikipedia</text:p>
      <text:p text:style-name="P5"><text:tab/><text:a xlink:type="simple" xlink:href="https://en.wikipedia.org/wiki/Turing_completeness" text:style-name="Internet_20_link" text:visited-style-name="Visited_20_Internet_20_Link"><text:span text:style-name="T1">https://en.wikipedia.org/wiki/Turing_completeness</text:span></text:a></text:p>
      <text:p text:style-name="P5"/>
      <text:p text:style-name="P5"><text:reference-mark-start text:name="cocategory"/>[9]<text:reference-mark-end text:name="cocategory"/><text:tab/>“cocategory”</text:p>
      <text:p text:style-name="P5"><text:tab/>nLab</text:p>
      <text:p text:style-name="P5"><text:tab/><text:a xlink:type="simple" xlink:href="https://ncatlab.org/nlab/show/cocategory" text:style-name="Internet_20_link" text:visited-style-name="Visited_20_Internet_20_Link"><text:span text:style-name="T1">https://ncatlab.org/nlab/show/cocategory</text:span></text:a></text:p>
      <text:p text:style-name="P5"/>
      <text:p text:style-name="P5"><text:reference-mark-start text:name="normal paths"/>[10]<text:reference-mark-end text:name="normal paths"/><text:tab/>“Normal Paths”</text:p>
      <text:p text:style-name="P5"><text:tab/>Sven Nilsen, 2019</text:p>
      <text:p text:style-name="P5"><text:tab/><text:a xlink:type="simple" xlink:href="https://github.com/advancedresearch/path_semantics/blob/master/papers-wip/normal-paths.pdf" text:style-name="Internet_20_link" text:visited-style-name="Visited_20_Internet_20_Link"><text:span text:style-name="T1">https://github.com/advancedresearch/path_semantics/blob/master/papers-wip/normal-paths.pdf</text:span></text:a></text:p>
      <text:p text:style-name="P5"/>
      <text:p text:style-name="P5"><text:reference-mark-start text:name="tacit programming"/>[11]<text:reference-mark-end text:name="tacit programming"/><text:tab/>“Tacit programming”</text:p>
      <text:p text:style-name="P5"><text:tab/>Wikipedia</text:p>
      <text:p text:style-name="P5"><text:tab/><text:a xlink:type="simple" xlink:href="https://en.wikipedia.org/wiki/Tacit_programming" text:style-name="Internet_20_link" text:visited-style-name="Visited_20_Internet_20_Link"><text:span text:style-name="T1">https://en.wikipedia.org/wiki/Tacit_programming</text:span></text:a></text:p>
      <text:p text:style-name="P5"/>
      <text:p text:style-name="P5"><text:reference-mark-start text:name="classifying topos"/>[12]<text:reference-mark-end text:name="classifying topos"/><text:tab/>“classifying topos”</text:p>
      <text:p text:style-name="P5"><text:tab/>nLab</text:p>
      <text:p text:style-name="P5"><text:tab/><text:a xlink:type="simple" xlink:href="https://ncatlab.org/nlab/show/classifying+topos" text:style-name="Internet_20_link" text:visited-style-name="Visited_20_Internet_20_Link"><text:span text:style-name="T1">https://ncatlab.org/nlab/show/classifying+topos</text:span></text:a></text:p>
      <text:p text:style-name="P5"/>
      <text:p text:style-name="P6"><text:soft-page-break/><text:reference-mark-start text:name="zfc"/>[13]<text:reference-mark-end text:name="zfc"/><text:tab/>“Zermelo-Fraenkel set theory”</text:p>
      <text:p text:style-name="P6"><text:tab/>Wikipedia</text:p>
      <text:p text:style-name="P6"><text:tab/><text:a xlink:type="simple" xlink:href="https://en.wikipedia.org/wiki/Zermelo–Fraenkel_set_theory" text:style-name="Internet_20_link" text:visited-style-name="Visited_20_Internet_20_Link"><text:span text:style-name="T1">https://en.wikipedia.org/wiki/Zermelo%E2%80%93Fraenkel_set_theory</text:span></text:a></text:p>
      <text:p text:style-name="P6"/>
      <text:p text:style-name="P6"><text:reference-mark-start text:name="higher category theory"/>[14]<text:reference-mark-end text:name="higher category theory"/><text:tab/>“Higher category theory”</text:p>
      <text:p text:style-name="P6"><text:tab/>Wikipedia</text:p>
      <text:p text:style-name="P6"><text:tab/><text:a xlink:type="simple" xlink:href="https://en.wikipedia.org/wiki/Higher_category_theory" text:style-name="Internet_20_link" text:visited-style-name="Visited_20_Internet_20_Link"><text:span text:style-name="T1">https://en.wikipedia.org/wiki/Higher_category_theory</text:span></text:a></text:p>
      <text:p text:style-name="P6"/>
      <text:p text:style-name="P6"><text:reference-mark-start text:name="previous work"/>[15]<text:reference-mark-end text:name="previous work"/><text:tab/>“Previous work”</text:p>
      <text:p text:style-name="P6"><text:tab/>AdvancedResearch – Path Semantics</text:p>
      <text:p text:style-name="P6"><text:tab/><text:a xlink:type="simple" xlink:href="https://github.com/advancedresearch/path_semantics#previous-work" text:style-name="Internet_20_link" text:visited-style-name="Visited_20_Internet_20_Link"><text:span text:style-name="T1">https://github.com/advancedresearch/path_semantics#previous-work</text:span></text:a></text:p>
      <text:p text:style-name="P6"/>
      <text:p text:style-name="P6"><text:reference-mark-start text:name="univalent foundations"/>[16]<text:reference-mark-end text:name="univalent foundations"/><text:tab/>“Univalent Foundations of Mathematics”</text:p>
      <text:p text:style-name="P6"><text:tab/>Lectures – Vladimir Voevodsky</text:p>
      <text:p text:style-name="P6"><text:tab/><text:a xlink:type="simple" xlink:href="https://www.math.ias.edu/vladimir/Univalent_Foundations" text:style-name="Internet_20_link" text:visited-style-name="Visited_20_Internet_20_Link"><text:span text:style-name="T1">https://www.math.ias.edu/vladimir/Univalent_Foundations</text:span></text:a></text:p>
      <text:p text:style-name="P6"/>
      <text:p text:style-name="P6"><text:reference-mark-start text:name="continuous lattice functions"/>[17]<text:reference-mark-end text:name="continuous lattice functions"/><text:tab/>“Continuous Lattice Functions”</text:p>
      <text:p text:style-name="P6"><text:tab/>Sven Nilsen, 2020</text:p>
      <text:p text:style-name="P6"><text:tab/><text:a xlink:type="simple" xlink:href="https://github.com/advancedresearch/path_semantics/blob/master/papers-wip/continuous-lattice-functions.pdf" text:style-name="Internet_20_link" text:visited-style-name="Visited_20_Internet_20_Link"><text:span text:style-name="T1">https://github.com/advancedresearch/path_semantics/blob/master/papers-wip/continuous-lattice-functions.pdf</text:span></text:a></text:p>
      <text:p text:style-name="P6"/>
      <text:p text:style-name="P7"><text:reference-mark-start text:name="wittgenstein"/>[18]<text:reference-mark-end text:name="wittgenstein"/><text:tab/>“Ludwig Wittgenstein”</text:p>
      <text:p text:style-name="P7"><text:tab/>Stanford Encyclopedia of Philosophy</text:p>
      <text:p text:style-name="P7"><text:tab/><text:a xlink:type="simple" xlink:href="https://plato.stanford.edu/entries/wittgenstein/" text:style-name="Internet_20_link" text:visited-style-name="Visited_20_Internet_20_Link"><text:span text:style-name="T1">https://plato.stanford.edu/entries/wittgenstein/</text:span></text:a></text:p>
      <text:p text:style-name="P7"/>
      <text:p text:style-name="P7"><text:reference-mark-start text:name="propositional calculus"/>[19]<text:reference-mark-end text:name="propositional calculus"/><text:tab/>“Propositional calculus”</text:p>
      <text:p text:style-name="P7"><text:tab/>Wikipedia</text:p>
      <text:p text:style-name="P7"><text:tab/><text:a xlink:type="simple" xlink:href="https://en.wikipedia.org/wiki/Propositional_calculus" text:style-name="Internet_20_link" text:visited-style-name="Visited_20_Internet_20_Link"><text:span text:style-name="T1">https://en.wikipedia.org/wiki/Propositional_calculus</text:span></text:a></text:p>
      <text:p text:style-name="P7"/>
      <text:p text:style-name="P7"><text:reference-mark-start text:name="intuitionistic logic"/>[20]<text:reference-mark-end text:name="intuitionistic logic"/><text:tab/>“Intuitionistic logic”</text:p>
      <text:p text:style-name="P7"><text:tab/>Wikipedia</text:p>
      <text:p text:style-name="P7"><text:tab/><text:a xlink:type="simple" xlink:href="https://en.wikipedia.org/wiki/Intuitionistic_logic" text:style-name="Internet_20_link" text:visited-style-name="Visited_20_Internet_20_Link"><text:span text:style-name="T1">https://en.wikipedia.org/wiki/Intuitionistic_logic</text:span></text:a></text:p>
      <text:p text:style-name="P7"/>
      <text:p text:style-name="P7"><text:reference-mark-start text:name="calculus of constructions"/>[21]<text:reference-mark-end text:name="calculus of constructions"/><text:tab/>“Calculus of constructions”</text:p>
      <text:p text:style-name="P7"><text:tab/>Wikipedia</text:p>
      <text:p text:style-name="P7"><text:tab/><text:a xlink:type="simple" xlink:href="https://en.wikipedia.org/wiki/Calculus_of_constructions" text:style-name="Internet_20_link" text:visited-style-name="Visited_20_Internet_20_Link"><text:span text:style-name="T1">https://en.wikipedia.org/wiki/Calculus_of_constructions</text:span></text:a></text:p>
      <text:p text:style-name="P7"/>
      <text:p text:style-name="P7"><text:reference-mark-start text:name="path semantical logic"/>[22]<text:reference-mark-end text:name="path semantical logic"/><text:tab/>“Path Semantical Logic”</text:p>
      <text:p text:style-name="P7"><text:tab/>AdvancedResearch – reading sequences on Path Semantics</text:p>
      <text:p text:style-name="P7"><text:tab/><text:a xlink:type="simple" xlink:href="https://github.com/advancedresearch/path_semantics/blob/master/sequences.md#path-semantical-logic" text:style-name="Internet_20_link" text:visited-style-name="Visited_20_Internet_20_Link"><text:span text:style-name="T1">https://github.com/advancedresearch/path_semantics/blob/master/sequences.md#path-semantical-logic</text:span></text:a></text:p>
      <text:p text:style-name="P7"/>
      <text:p text:style-name="P8"><text:reference-mark-start text:name="imaginary inverse"/>[23]<text:reference-mark-end text:name="imaginary inverse"/><text:tab/>“Imaginary Inverse”</text:p>
      <text:p text:style-name="P8"><text:tab/>Sven Nilsen, 2020</text:p>
      <text:p text:style-name="P8"><text:tab/><text:a xlink:type="simple" xlink:href="https://github.com/advancedresearch/path_semantics/blob/master/papers-wip/imaginary-inverse.pdf" text:style-name="Internet_20_link" text:visited-style-name="Visited_20_Internet_20_Link"><text:span text:style-name="T1">https://github.com/advancedresearch/path_semantics/blob/master/papers-wip/imaginary-inverse.pdf</text:span></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13T22:51:13.560930000</meta:creation-date>
    <dc:date>2023-01-10T01:37:52.971271385</dc:date>
    <meta:editing-duration>PT5M28S</meta:editing-duration>
    <meta:editing-cycles>6</meta:editing-cycles>
    <meta:generator>LibreOffice/7.2.2.2$MacOSX_X86_64 LibreOffice_project/02b2acce88a210515b4a5bb2e46cbfb63fe97d56</meta:generator>
    <meta:document-statistic meta:table-count="0" meta:image-count="0" meta:object-count="0" meta:page-count="4" meta:paragraph-count="101" meta:word-count="703" meta:character-count="6081" meta:non-whitespace-character-count="5439"/>
  </office:meta>
</office:document-meta>
</file>